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88/settings.xml"/>
  <manifest:file-entry manifest:media-type="application/xml" manifest:full-path="Formula-88/content.xml"/>
  <manifest:file-entry manifest:media-type="application/xml" manifest:full-path="Formula-86/settings.xml"/>
  <manifest:file-entry manifest:media-type="application/xml" manifest:full-path="Formula-86/content.xml"/>
  <manifest:file-entry manifest:media-type="application/xml" manifest:full-path="Formula-84/settings.xml"/>
  <manifest:file-entry manifest:media-type="application/xml" manifest:full-path="Formula-84/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88/"/>
  <manifest:file-entry manifest:media-type="application/vnd.oasis.opendocument.formula" manifest:full-path="Formula-88/"/>
  <manifest:file-entry manifest:media-type="application/vnd.oasis.opendocument.formula" manifest:full-path="Formula-86/"/>
  <manifest:file-entry manifest:media-type="application/vnd.oasis.opendocument.formula" manifest:full-path="Formula-86/"/>
  <manifest:file-entry manifest:media-type="application/vnd.oasis.opendocument.formula" manifest:full-path="Formula-84/"/>
  <manifest:file-entry manifest:media-type="application/vnd.oasis.opendocument.formula" manifest:full-path="Formula-84/"/>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Text_20_body" style:list-style-name="L5">
    </style:style>
  </office:automatic-styles>
  <office:body>
    <office:text>
      <text:p text:style-name="Title">Model</text:p>
      <text:h text:style-name="Heading_20_1" text:outline-level="1"><text:bookmark-start text:name="mathematical-model-for-csbqrt-scheduler"/>Mathematical Model for CSBQRT Scheduler<text:bookmark-end text:name="mathematical-model-for-csbqrt-scheduler"/></text:h>
      <text:p text:style-name="First_20_paragraph">We want to write down a model description for the csbqrt scheduler+traffic allocation algorithm. We call out current and possibly future properties the platform/model should have, while considering the existing implementation of the backend allocation, user-facing features, and overall customer expectations.</text:p>
      <text:p text:style-name="Text_20_body">We are developing our scheduling system as a Mixed Integer Linear Program (MILP) that takes as inputs traffic requirements of different experiments, their earliest and latest possible start dates, and classifications indicating whether they are urgent, clustered, regular, or small. In the future, the system may also accommodate additional requirements such as custom power requirements and preferences regarding traffic selection bias.</text:p>
      <text:p text:style-name="Text_20_body">The mathematical model is designed to schedule experiments several weeks in advance, allowing for rescheduling to subsequent weeks if an experiment cannot be accommodated in the current week. Our objective is to optimize a function (detailed below) that balances KPI’s. The key inputs, decision variables, and constraints of the model are outlined bellow</text:p>
      <text:h text:style-name="Heading_20_1" text:outline-level="1"><text:bookmark-start text:name="assumptionsrisks"/>Assumptions/Risks<text:bookmark-end text:name="assumptionsrisks"/></text:h>
      <text:p text:style-name="First_20_paragraph">Traffic dimensionality reduction works (link to doc and evaluation attached).</text:p>
      <text:p text:style-name="Text_20_body">Can handle “very small experiments” - up to 1000 requested campaigns with small# of impressions (tbd how, there are options).</text:p>
      <text:h text:style-name="Heading_20_1" text:outline-level="1"><text:bookmark-start text:name="dimensionality-reduction-part"/>Dimensionality Reduction Part<text:bookmark-end text:name="dimensionality-reduction-part"/></text:h>
      <text:p text:style-name="First_20_paragraph">The dimensionality reduction part is described in detail here: ![[CSBQRT.Scheduler.Dimensionality Reduction#Dimensionality Reduction]] # Base Model</text:p>
      <text:p text:style-name="Text_20_body">i∈I: Set of experiments</text:p>
      <text:p text:style-name="Text_20_body">w∈W: Set of weeks</text:p>
      <text:p text:style-name="Text_20_body">t∈T: Set of traffic types (subject do dim reduction)</text:p>
      <text:p text:style-name="Text_20_body">Parameters</text:p>
      <text:p text:style-name="Text_20_body"><draw:frame draw:style-name="fr1" text:anchor-type="as-char"><draw:object xlink:href="Formula-0/" xlink:type="simple" xlink:show="embed" xlink:actuate="onLoad"/></draw:frame>: Traffic profile of experiment <draw:frame draw:style-name="fr1" text:anchor-type="as-char"><draw:object xlink:href="Formula-2/" xlink:type="simple" xlink:show="embed" xlink:actuate="onLoad"/></draw:frame> for traffic type <draw:frame draw:style-name="fr1" text:anchor-type="as-char"><draw:object xlink:href="Formula-4/" xlink:type="simple" xlink:show="embed" xlink:actuate="onLoad"/></draw:frame>. each entry <draw:frame draw:style-name="fr1" text:anchor-type="as-char"><draw:object xlink:href="Formula-6/" xlink:type="simple" xlink:show="embed" xlink:actuate="onLoad"/></draw:frame></text:p>
      <text:p text:style-name="Text_20_body"><draw:frame draw:style-name="fr1" text:anchor-type="as-char"><draw:object xlink:href="Formula-8/" xlink:type="simple" xlink:show="embed" xlink:actuate="onLoad"/></draw:frame> available traffic supply for type <draw:frame draw:style-name="fr1" text:anchor-type="as-char"><draw:object xlink:href="Formula-10/" xlink:type="simple" xlink:show="embed" xlink:actuate="onLoad"/></draw:frame> ( assume its the same over the weeks).</text:p>
      <text:p text:style-name="Text_20_body"><draw:frame draw:style-name="fr1" text:anchor-type="as-char"><draw:object xlink:href="Formula-12/" xlink:type="simple" xlink:show="embed" xlink:actuate="onLoad"/></draw:frame> - which team does the experiment belong to.</text:p>
      <text:p text:style-name="Text_20_body"><draw:frame draw:style-name="fr1" text:anchor-type="as-char"><draw:object xlink:href="Formula-14/" xlink:type="simple" xlink:show="embed" xlink:actuate="onLoad"/></draw:frame> - total quota per team does the experiment belong to.</text:p>
      <text:h text:style-name="Heading_20_2" text:outline-level="2"><text:bookmark-start text:name="decision-variables"/>Decision Variables<text:bookmark-end text:name="decision-variables"/></text:h>
      <text:p text:style-name="First_20_paragraph"><draw:frame draw:style-name="fr1" text:anchor-type="as-char"><draw:object xlink:href="Formula-16/" xlink:type="simple" xlink:show="embed" xlink:actuate="onLoad"/></draw:frame> - experiment i scheduled in week w</text:p>
      <text:p text:style-name="Text_20_body"><draw:frame draw:style-name="fr1" text:anchor-type="as-char"><draw:object xlink:href="Formula-18/" xlink:type="simple" xlink:show="embed" xlink:actuate="onLoad"/></draw:frame> partial traffic assigned to experiment i in week w for traffic type t.</text:p>
      <text:p text:style-name="Text_20_body"><draw:frame draw:style-name="fr1" text:anchor-type="as-char"><draw:object xlink:href="Formula-20/" xlink:type="simple" xlink:show="embed" xlink:actuate="onLoad"/></draw:frame> - penalty for traffic deviation from the requested traffic profile.</text:p>
      <text:h text:style-name="Heading_20_2" text:outline-level="2"><text:bookmark-start text:name="objective-function-tbd"/>Objective function (tbd)<text:bookmark-end text:name="objective-function-tbd"/></text:h>
      <text:p text:style-name="First_20_paragraph">maximize linear combination of total assigned traffic and total number of experiments, scheduled</text:p>
      <text:p text:style-name="Text_20_body"><draw:frame draw:style-name="fr1" text:anchor-type="as-char"><draw:object xlink:href="Formula-22/" xlink:type="simple" xlink:show="embed" xlink:actuate="onLoad"/></draw:frame></text:p>
      <text:h text:style-name="Heading_20_2" text:outline-level="2"><text:bookmark-start text:name="basic-constraints"/>Basic Constraints<text:bookmark-end text:name="basic-constraints"/></text:h>
      <text:h text:style-name="Heading_20_3" text:outline-level="3"><text:bookmark-start text:name="an-experiment-can-only-be-scheduled-at-most-once"/>An experiment can only be scheduled at most once:<text:bookmark-end text:name="an-experiment-can-only-be-scheduled-at-most-once"/></text:h>
      <text:p text:style-name="First_20_paragraph"><draw:frame draw:style-name="fr1" text:anchor-type="as-char"><draw:object xlink:href="Formula-24/" xlink:type="simple" xlink:show="embed" xlink:actuate="onLoad"/></draw:frame></text:p>
      <text:h text:style-name="Heading_20_3" text:outline-level="3"><text:bookmark-start text:name="traffic-supply-not-overused"/>Traffic supply not overused<text:bookmark-end text:name="traffic-supply-not-overused"/></text:h>
      <text:p text:style-name="First_20_paragraph"><draw:frame draw:style-name="fr1" text:anchor-type="as-char"><draw:object xlink:href="Formula-26/" xlink:type="simple" xlink:show="embed" xlink:actuate="onLoad"/></draw:frame></text:p>
      <text:h text:style-name="Heading_20_3" text:outline-level="3"><text:bookmark-start text:name="team-quota"/>Team quota<text:bookmark-end text:name="team-quota"/></text:h>
      <text:p text:style-name="First_20_paragraph"><draw:frame draw:style-name="fr1" text:anchor-type="as-char"><draw:object xlink:href="Formula-28/" xlink:type="simple" xlink:show="embed" xlink:actuate="onLoad"/></draw:frame></text:p>
      <text:h text:style-name="Heading_20_2" text:outline-level="2"><text:bookmark-start text:name="good-experimentbusiness-goal-constraints"/>‘Good experiment’/Business Goal Constraints<text:bookmark-end text:name="good-experimentbusiness-goal-constraints"/></text:h>
      <text:h text:style-name="Heading_20_3" text:outline-level="3"><text:bookmark-start text:name="total-volume-of-traffic-if-scheduled-80-tbd"/>Total volume of traffic if scheduled &gt;=80% ( tbd)<text:bookmark-end text:name="total-volume-of-traffic-if-scheduled-80-tbd"/></text:h>
      <text:p text:style-name="First_20_paragraph"><draw:frame draw:style-name="fr1" text:anchor-type="as-char"><draw:object xlink:href="Formula-30/" xlink:type="simple" xlink:show="embed" xlink:actuate="onLoad"/></draw:frame></text:p>
      <text:h text:style-name="Heading_20_3" text:outline-level="3"><text:bookmark-start text:name="traffic-selection-bias-constraints"/>Traffic Selection Bias Constraints<text:bookmark-end text:name="traffic-selection-bias-constraints"/></text:h>
      <text:p text:style-name="First_20_paragraph">We want to add a constraint that makes the traffic received in distribution similar to one requested, along certian key dimensions.</text:p>
      <text:p text:style-name="Text_20_body">The goal of the traffic selection bias was made clear in the [[Clustered CSBQRT]] project and constraints, and it further makes the clusters more similar to Full BQRT. Most important category to balance is ‘Advertiser Country’, for others see features in the columns of <text:a xlink:type="simple" xlink:href="https://fburl.com/data/41xrrytq" office:name=""><text:span text:style-name="Definition">Cluster_summary_stats_multifeatures_v1</text:span></text:a>).</text:p>
      <text:p text:style-name="Text_20_body">In addition, we may use: * data from intentions * breakdowns selected for the particular experiment</text:p>
      <text:p text:style-name="Text_20_body">In the Scheduler, we want to make sure the deviation (measured by <draw:frame draw:style-name="fr1" text:anchor-type="as-char"><draw:object xlink:href="Formula-32/" xlink:type="simple" xlink:show="embed" xlink:actuate="onLoad"/></draw:frame> ) of the traffic received, and global traffic, is limited along these key categories. ![[Chi2 Illustration.svg]]</text:p>
      <text:h text:style-name="Heading_20_4" text:outline-level="4"><text:bookmark-start text:name="traffic-selection-bias-estimation-for-the-dimensionality-reduced-traffic-profiles"/>Traffic Selection Bias Estimation for the Dimensionality Reduced Traffic Profiles<text:bookmark-end text:name="traffic-selection-bias-estimation-for-the-dimensionality-reduced-traffic-profiles"/></text:h>
      <text:p text:style-name="First_20_paragraph">We already can project adunit sets to these dimensions, as in the Cluster_summary_stats_multifeatures_v1 table, and e.g. intentions feature Note that <text:span text:style-name="Source_Text">trafficMatrix</text:span> variable captures the projection of each experiment setup along the latent dimensions. Specifically, each row in <text:span text:style-name="Source_Text">trafficMatrix</text:span> represents a dimensionally reduced representation of an experiment’s traffic profile.</text:p>
      <text:p text:style-name="Text_20_body"><draw:frame draw:style-name="fr1" text:anchor-type="as-char"><draw:object xlink:href="Formula-34/" xlink:type="simple" xlink:show="embed" xlink:actuate="onLoad"/></draw:frame> - this is the ‘dimensionality reduction’, e.g. <text:a xlink:type="simple" xlink:href="../D62022067" office:name=""><text:span text:style-name="Definition">D62022067</text:span></text:a>.</text:p>
      <text:p text:style-name="Text_20_body"><draw:frame draw:style-name="fr1" text:anchor-type="as-char"><draw:object xlink:href="Formula-36/" xlink:type="simple" xlink:show="embed" xlink:actuate="onLoad"/></draw:frame> - this part is implemented in the pipeline for <text:span text:style-name="T1">Cluster_summary_stats_multifeatures_v1</text:span> table.</text:p>
      <text:p text:style-name="Text_20_body">We want to compute these distributions for a dimensinally reduced vector, i.e.  <draw:frame draw:style-name="fr1" text:anchor-type="as-char"><draw:object xlink:href="Formula-38/" xlink:type="simple" xlink:show="embed" xlink:actuate="onLoad"/></draw:frame></text:p>
      <text:p text:style-name="Text_20_body">However, in the NMF dimensionality reduction setup, <draw:frame draw:style-name="fr1" text:anchor-type="as-char"><draw:object xlink:href="Formula-40/" xlink:type="simple" xlink:show="embed" xlink:actuate="onLoad"/></draw:frame> is a linear operation, implemened by a matrix( the <draw:frame draw:style-name="fr1" text:anchor-type="as-char"><draw:object xlink:href="Formula-42/" xlink:type="simple" xlink:show="embed" xlink:actuate="onLoad"/></draw:frame> in <draw:frame draw:style-name="fr1" text:anchor-type="as-char"><draw:object xlink:href="Formula-44/" xlink:type="simple" xlink:show="embed" xlink:actuate="onLoad"/></draw:frame>), so we can directly invert it.</text:p>
      <text:p text:style-name="Text_20_body">As a reminder, <draw:frame draw:style-name="fr1" text:anchor-type="as-char"><draw:object xlink:href="Formula-46/" xlink:type="simple" xlink:show="embed" xlink:actuate="onLoad"/></draw:frame> here is the eligibility matrix with adunits as rows, and observed experiment setups as columns.</text:p>
      <text:h text:style-name="Heading_20_3" text:outline-level="3"><text:bookmark-start text:name="chi-squared-distance-constraint"/>Chi-Squared Distance Constraint<text:bookmark-end text:name="chi-squared-distance-constraint"/></text:h>
      <text:p text:style-name="First_20_paragraph">We would like to use the chi2 distance for this, defined as follows: $ ^2 = _{i=1}^{n} $</text:p>
      <text:p text:style-name="Text_20_body">where <draw:frame draw:style-name="fr1" text:anchor-type="as-char"><draw:object xlink:href="Formula-48/" xlink:type="simple" xlink:show="embed" xlink:actuate="onLoad"/></draw:frame> is the observed frequency and <draw:frame draw:style-name="fr1" text:anchor-type="as-char"><draw:object xlink:href="Formula-50/" xlink:type="simple" xlink:show="embed" xlink:actuate="onLoad"/></draw:frame> is the expected frequency.</text:p>
      <text:p text:style-name="Text_20_body">In a linear/mixed linear program, we have to linerize chi2 - based contstraints. <text:a xlink:type="simple" xlink:href="https://www.internalfb.com/code/fbsource/%5B3d0553a64ffe%5D/fbcode/fblearner/flow/projects/clustered_csbqrt/cluster_balancer_new.py?lines=47" office:name=""><text:span text:style-name="Definition">Code pointer</text:span></text:a> for how this is done now to create the clustered experiments.</text:p>
      <text:h text:style-name="Heading_20_3" text:outline-level="3"><text:bookmark-start text:name="smoothness-of-quota-spent"/>Smoothness of quota spent<text:bookmark-end text:name="smoothness-of-quota-spent"/></text:h>
      <text:p text:style-name="First_20_paragraph">spent quota for the period is at least some % of the remaining team quota. the function <draw:frame draw:style-name="fr1" text:anchor-type="as-char"><draw:object xlink:href="Formula-52/" xlink:type="simple" xlink:show="embed" xlink:actuate="onLoad"/></draw:frame> tbd - I recommend it to be determined via simulation of the past quotas and demand, and figuring out what are the confidence intervals if teams are attempting to uniformly place requests troughout the half.</text:p>
      <text:p text:style-name="Text_20_body"><draw:frame draw:style-name="fr1" text:anchor-type="as-char"><draw:object xlink:href="Formula-54/" xlink:type="simple" xlink:show="embed" xlink:actuate="onLoad"/></draw:frame></text:p>
      <text:h text:style-name="Heading_20_3" text:outline-level="3"><text:bookmark-start text:name="modelling-urgent-experiments"/>Modelling Urgent Experiments<text:bookmark-end text:name="modelling-urgent-experiments"/></text:h>
      <text:h text:style-name="Heading_20_4" text:outline-level="4"><text:bookmark-start text:name="variant-1--recommended"/>Variant 1- recommended<text:bookmark-end text:name="variant-1--recommended"/></text:h>
      <text:p text:style-name="First_20_paragraph">We can model urgent experiments by upping their weight in the objective function so that it’s &gt;&gt; non-urgent e.g. 5, 10, or 100. The bigger we make it, the more we ensure it is correct, but may run into suboptimality issues (due to integrality gap).</text:p>
      <text:p text:style-name="Text_20_body">Sample Implementation:</text:p>
      <text:p text:style-name="Preformatted_20_Text">
<text:span text:style-name="NormalTok">weight_urgent </text:span><text:span text:style-name="OperatorTok">=</text:span><text:span text:style-name="NormalTok"><text:s text:c="1"/></text:span><text:span text:style-name="DecValTok">10</text:span>
</text:p>
      <text:p text:style-name="Preformatted_20_Text">
<text:span text:style-name="NormalTok">weight_non_urgent </text:span><text:span text:style-name="OperatorTok">=</text:span><text:span text:style-name="NormalTok"><text:s text:c="1"/></text:span><text:span text:style-name="DecValTok">1</text:span>
</text:p>
      <text:p text:style-name="Preformatted_20_Text">
<text:span text:style-name="NormalTok">allocations_urgent </text:span><text:span text:style-name="OperatorTok">=</text:span><text:span text:style-name="NormalTok"><text:s text:c="1"/>[</text:span><text:span text:style-name="DecValTok">0</text:span><text:span text:style-name="NormalTok">,</text:span><text:span text:style-name="DecValTok">1</text:span><text:span text:style-name="NormalTok">,</text:span><text:span text:style-name="DecValTok">2</text:span><text:span text:style-name="NormalTok">] <text:s text:c="1"/></text:span><text:span text:style-name="CommentTok"># Example allocations for urgent experiments</text:span>
</text:p>
      <text:p text:style-name="Preformatted_20_Text">
<text:span text:style-name="NormalTok">allocations_non_urgent </text:span><text:span text:style-name="OperatorTok">=</text:span><text:span text:style-name="NormalTok"><text:s text:c="1"/></text:span><text:span text:style-name="BuiltInTok">set</text:span><text:span text:style-name="NormalTok">(</text:span><text:span text:style-name="BuiltInTok">range</text:span><text:span text:style-name="NormalTok">(</text:span><text:span text:style-name="BuiltInTok">len</text:span><text:span text:style-name="NormalTok">(x)))</text:span><text:span text:style-name="OperatorTok">-</text:span><text:span text:style-name="BuiltInTok">set</text:span><text:span text:style-name="NormalTok">(allocations_urgent) <text:s text:c="1"/></text:span><text:span text:style-name="CommentTok"># Example allocations for non-urgent experiments</text:span>
</text:p>
      <text:p text:style-name="Preformatted_20_Text">
<text:span text:style-name="CommentTok"># Objective function</text:span>
</text:p>
      <text:p text:style-name="Preformatted_20_Text">
<text:span text:style-name="NormalTok">objective </text:span><text:span text:style-name="OperatorTok">=</text:span><text:span text:style-name="NormalTok"><text:s text:c="1"/>[(weight_urgent </text:span><text:span text:style-name="ControlFlowTok">if</text:span><text:span text:style-name="NormalTok"><text:s text:c="1"/>i </text:span><text:span text:style-name="KeywordTok">in</text:span><text:span text:style-name="NormalTok"><text:s text:c="1"/>allocaitons_urgent </text:span><text:span text:style-name="ControlFlowTok">else</text:span><text:span text:style-name="NormalTok"><text:s text:c="1"/>weight_non_urgent)</text:span><text:span text:style-name="OperatorTok">*</text:span><text:span text:style-name="NormalTok">x[i] </text:span><text:span text:style-name="ControlFlowTok">for</text:span><text:span text:style-name="NormalTok"><text:s text:c="1"/>i </text:span><text:span text:style-name="KeywordTok">in</text:span><text:span text:style-name="NormalTok"><text:s text:c="1"/></text:span><text:span text:style-name="BuiltInTok">range</text:span><text:span text:style-name="NormalTok">(</text:span><text:span text:style-name="BuiltInTok">len</text:span><text:span text:style-name="NormalTok">(x))]</text:span>
</text:p>
      <text:h text:style-name="Heading_20_4" text:outline-level="4"><text:bookmark-start text:name="variant-2---solve-in-2-stages"/>Variant 2 - solve in 2 stages<text:bookmark-end text:name="variant-2---solve-in-2-stages"/></text:h>
      <text:p text:style-name="First_20_paragraph">Also a good option, has the advantage of faithfully implementing the concept of urgency. A con will be that it may be suboptimal.</text:p>
      <text:p text:style-name="Text_20_body">Solve the problem with only urgent experiments as candidates (e.g. by setting constraints for all non-urgent experiments <text:span text:style-name="Source_Text">x[i]==0</text:span>,), re-build the problem with the allocated urgents having new contstraints <text:span text:style-name="Source_Text">x[i]==1</text:span>, and re-solve.</text:p>
      <text:h text:style-name="Heading_20_3" text:outline-level="3"><text:bookmark-start text:name="modelling-deadlines-not-letting-people-wait-too-much"/>Modelling Deadlines, not letting people wait too much<text:bookmark-end text:name="modelling-deadlines-not-letting-people-wait-too-much"/></text:h>
      <text:p text:style-name="First_20_paragraph">Recommendation: add an exponentially increasing term to the objective funciton, based on current queue time. The term can be increasing linearly, sub-linearly, etc, whatever. Recommend exponential, con is we have to explain then that urgents can be superceded by an experiment thats waiting for a long time.</text:p>
      <text:p text:style-name="Text_20_body">Viktor- can reset ‘waiting term multiplier’ on experiment setting change or custom flag definition change.</text:p>
      <text:h text:style-name="Heading_20_4" text:outline-level="4"><text:bookmark-start text:name="also-put-strict-intervals-for-running-based-on-user-input-on-creation"/>Also put strict intervals for running, based on user input (on creation)<text:bookmark-end text:name="also-put-strict-intervals-for-running-based-on-user-input-on-creation"/></text:h>
      <text:p text:style-name="First_20_paragraph">If infeasible, notify owner.</text:p>
      <text:h text:style-name="Heading_20_2" text:outline-level="2"><text:bookmark-start text:name="priorities"/>Priorities<text:bookmark-end text:name="priorities"/></text:h>
      <text:p text:style-name="First_20_paragraph">We recommend to <text:span text:style-name="T2">remove</text:span> the priority system, as it leads to bad incentives like <text:span text:style-name="T2">fastest fingers</text:span> and concequent emergent behavior.</text:p>
      <text:p text:style-name="Text_20_body">A recommendation of how to replace it is by relying on the following softer effects to balance out the interests of all users:</text:p>
      <text:list text:style-name="L1">
        <text:list-item>
          <text:p text:style-name="P1">Use the ultimate goal of promoting launches to upweight experiments that are expected to result in a launch. This is an idealistic due to lack of data, but worth calling out.</text:p>
        </text:list-item>
        <text:list-item>
          <text:p text:style-name="P1">Having upweighted objective function for urgent experiments</text:p>
        </text:list-item>
        <text:list-item>
          <text:p text:style-name="P1">Using the ‘Modelling Deadlines’ to upweight experiments that have been waiting for a long time/have hard constraints of max makespan.</text:p>
        </text:list-item>
        <text:list-item>
          <text:p text:style-name="P1">Use the ‘Smoothness of quota spent’ to ensure that all teams have a fair chance to fulfill their plans, agreed upon in the planning phase with the central planning commitee.</text:p>
        </text:list-item>
      </text:list>
      <text:p text:style-name="First_20_paragraph">and have other soft mechanisms to ensure that the most important experiments are run.</text:p>
      <text:p text:style-name="Text_20_body">This ‘get rid of priorities’ is a recommendation, but it will require a rework of the [[traffic allocation]] system as well.</text:p>
      <text:h text:style-name="Heading_20_3" text:outline-level="3"><text:bookmark-start text:name="removing-priorities-and-direct-traffic-allocation"/>Removing Priorities and Direct Traffic Allocation<text:bookmark-end text:name="removing-priorities-and-direct-traffic-allocation"/></text:h>
      <text:p text:style-name="First_20_paragraph">Technical design doc [[here]].</text:p>
      <text:h text:style-name="Heading_20_3" text:outline-level="3"><text:bookmark-start text:name="modelling-priority-if-we-really-still-want-it"/>Modelling Priority (If we Really Still Want It)<text:bookmark-end text:name="modelling-priority-if-we-really-still-want-it"/></text:h>
      <text:p text:style-name="First_20_paragraph">Getting rid of the priority sistem has a high change of being better, but comes with development costs. So, here we proposeaan addition to the model that confirms to the current system.</text:p>
      <text:p text:style-name="Text_20_body">Do as follows:</text:p>
      <text:p text:style-name="Text_20_body"><text:span text:style-name="T1">Upweight the objective function for experiments with higher priority.</text:span> Example with sqrt- based objective: ```python # Multiply weights we get from other effects to weights, based on priority weights = {exp: weights[i] / (1 + math.sqrt(priority)) for exp, priority in priorities.items()}</text:p>
      <text:p text:style-name="Text_20_body">objective = sum(weights[i] * x[i] for i in range(len(x))) ``` <text:span text:style-name="T1">Make Sure Higher Priority Experiments Higher Proportion of Traffic They Ask For</text:span></text:p>
      <text:p text:style-name="Text_20_body">For each pair of experiments <draw:frame draw:style-name="fr1" text:anchor-type="as-char"><draw:object xlink:href="Formula-56/" xlink:type="simple" xlink:show="embed" xlink:actuate="onLoad"/></draw:frame> and dimensions <draw:frame draw:style-name="fr1" text:anchor-type="as-char"><draw:object xlink:href="Formula-58/" xlink:type="simple" xlink:show="embed" xlink:actuate="onLoad"/></draw:frame>, with <draw:frame draw:style-name="fr1" text:anchor-type="as-char"><draw:object xlink:href="Formula-60/" xlink:type="simple" xlink:show="embed" xlink:actuate="onLoad"/></draw:frame> either: i is not scheduled,or, for each dimension d: <draw:frame draw:style-name="fr1" text:anchor-type="as-char"><draw:object xlink:href="Formula-62/" xlink:type="simple" xlink:show="embed" xlink:actuate="onLoad"/></draw:frame> or <draw:frame draw:style-name="fr1" text:anchor-type="as-char"><draw:object xlink:href="Formula-64/" xlink:type="simple" xlink:show="embed" xlink:actuate="onLoad"/></draw:frame> .</text:p>
      <text:p text:style-name="Text_20_body">As <draw:frame draw:style-name="fr1" text:anchor-type="as-char"><draw:object xlink:href="Formula-66/" xlink:type="simple" xlink:show="embed" xlink:actuate="onLoad"/></draw:frame> ’s are real, this can be linearized by e.g. <draw:frame draw:style-name="fr1" text:anchor-type="as-char"><draw:object xlink:href="Formula-68/" xlink:type="simple" xlink:show="embed" xlink:actuate="onLoad"/></draw:frame>, where <draw:frame draw:style-name="fr1" text:anchor-type="as-char"><draw:object xlink:href="Formula-70/" xlink:type="simple" xlink:show="embed" xlink:actuate="onLoad"/></draw:frame> is a large constant, maybe <draw:frame draw:style-name="fr1" text:anchor-type="as-char"><draw:object xlink:href="Formula-72/" xlink:type="simple" xlink:show="embed" xlink:actuate="onLoad"/></draw:frame> in this case.</text:p>
      <text:p text:style-name="Text_20_body">Interpretation- for each pair of experiments, either There might be better ways, but either way we have a possible <text:a xlink:type="simple" xlink:href="https://msi-jp.com/xpress/learning/square/10-mipformref.pdf" office:name=""><text:span text:style-name="Definition">linearization</text:span></text:a> that confirms to the backend implementation.</text:p>
      <text:h text:style-name="Heading_20_2" text:outline-level="2"><text:bookmark-start text:name="l4-allocation-constraints"/>L4 Allocation Constraints<text:bookmark-end text:name="l4-allocation-constraints"/></text:h>
      <text:p text:style-name="First_20_paragraph">This gets in seamlessly with the proposed model, as follows:</text:p>
      <text:p text:style-name="Text_20_body">First, check overlaps of L4 requests to L2/L3 requests.</text:p>
      <text:h text:style-name="Heading_20_3" text:outline-level="3"><text:bookmark-start text:name="option-1"/>Option 1<text:bookmark-end text:name="option-1"/></text:h>
      <text:p text:style-name="First_20_paragraph">Take into account L4 allocation requests at dimensionality reduction time. Then just proceed as normal.</text:p>
      <text:h text:style-name="Heading_20_3" text:outline-level="3"><text:bookmark-start text:name="option-2"/>Option 2<text:bookmark-end text:name="option-2"/></text:h>
      <text:p text:style-name="First_20_paragraph">If there are many overlaps, separately create non-overlapping (presumably</text:p>
      <text:h text:style-name="Heading_20_1" text:outline-level="1"><text:bookmark-start text:name="fundamental-gaps-with-the-model-above"/>Fundamental gaps with the model above<text:bookmark-end text:name="fundamental-gaps-with-the-model-above"/></text:h>
      <text:list text:style-name="L2">
        <text:list-item>
          <text:p text:style-name="P2">Multi week estimation, clusters, etc (see overall scheduling flow bellow)</text:p>
        </text:list-item>
        <text:list-item>
          <text:p text:style-name="P2">Priority system on backend yes/no (also, on scheduler end, shall we have ‘soft’ priorities)- covered above, but even better if we can get rid of it</text:p>
        </text:list-item>
        <text:list-item>
          <text:p text:style-name="P2">Very small adsets and dimensionalita reduction</text:p>
        </text:list-item>
        <text:list-item>
          <text:p text:style-name="P2">Estimate via adpub simulation direclty?</text:p>
        </text:list-item>
        <text:list-item>
  </text:list-item>
        <text:list-item>
          <text:h text:style-name="Heading_20_1" text:outline-level="1"><text:bookmark-start text:name="model---interactive-scheduling-system"/>Model -&gt; Interactive Scheduling System<text:bookmark-end text:name="model---interactive-scheduling-system"/></text:h>
        </text:list-item>
      </text:list>
      <text:p text:style-name="First_20_paragraph">We have already built/are building some elements of an interactive scheduling system. In this seciton we discuss how these elements, and others are supported by the model.</text:p>
      <text:p text:style-name="Text_20_body">We have the notion of the <text:span text:style-name="T1">current active solution</text:span> - this is the solution that would be executed if we would land experiment_info now. This is implemented in the experiment redesign as the Solution object.</text:p>
      <text:h text:style-name="Heading_20_2" text:outline-level="2"><text:bookmark-start text:name="existing-features"/>Existing Features<text:bookmark-end text:name="existing-features"/></text:h>
      <text:h text:style-name="Heading_20_3" text:outline-level="3"><text:bookmark-start text:name="long-running-experiments-and-forcing-experiments-in"/>Long-running experiments and forcing experiments in<text:bookmark-end text:name="long-running-experiments-and-forcing-experiments-in"/></text:h>
      <text:p text:style-name="First_20_paragraph">The role of these is to ensure continuity, take into account long running experiments, etc</text:p>
      <text:p text:style-name="Text_20_body"><text:span text:style-name="T1">Long-running/currently running experiments</text:span> are boundary conditions to the model: their traffic consumption (for each dimension) is known and goes into the model directly as input: ( set of running experiments with their traffic profiles) It modifies the MIP in a straightforward way by changing the right-hand side of the capacity constraint on the traffic supply.</text:p>
      <text:p text:style-name="Text_20_body"><draw:frame draw:style-name="fr1" text:anchor-type="as-char"><draw:object xlink:href="Formula-74/" xlink:type="simple" xlink:show="embed" xlink:actuate="onLoad"/></draw:frame></text:p>
      <text:p text:style-name="Text_20_body"><text:span text:style-name="T1">Forcing experiments in</text:span> is supported in an obvious way by forcing some x’s to be 1 and re-solving.</text:p>
      <text:h text:style-name="Heading_20_3" text:outline-level="3"><text:bookmark-start text:name="traffic-estimates-overlaps-suggested-experiment-modifications"/>Traffic Estimates, Overlaps, Suggested experiment modifications<text:bookmark-end text:name="traffic-estimates-overlaps-suggested-experiment-modifications"/></text:h>
      <text:h text:style-name="Heading_20_2" text:outline-level="2"><text:bookmark-start text:name="experiment-overlap"/>Experiment Overlap<text:bookmark-end text:name="experiment-overlap"/></text:h>
      <text:p text:style-name="First_20_paragraph">In the dimensionally reduced space, this operation becomes trivial:</text:p>
      <text:p text:style-name="Preformatted_20_Text">
<text:span text:style-name="KeywordTok">def</text:span><text:span text:style-name="NormalTok"><text:s text:c="1"/>overlap(experiment1, experiment2):</text:span>
</text:p>
      <text:p text:style-name="Preformatted_20_Text">
<text:span text:style-name="NormalTok"><text:s text:c="4"/></text:span><text:span text:style-name="ControlFlowTok">return</text:span><text:span text:style-name="NormalTok"><text:s text:c="1"/>np.</text:span><text:span text:style-name="BuiltInTok">sum</text:span><text:span text:style-name="NormalTok">(np.minimum(trafficProfile(exp1), trafficProfile(exp2)))</text:span>
</text:p>
      <text:p text:style-name="Preformatted_20_Text">
<text:span text:style-name="NormalTok">project_to_adunits(overlap(experiment1, experiment2))</text:span>
</text:p>
      <text:p text:style-name="First_20_paragraph">Determining overlaps and their rough extend is trivial and this should cover a majority of use cases.</text:p>
      <text:p text:style-name="Text_20_body">Regarding projecting back to a metric like adunits, see [[Dimensionality Reduction.excalidraw#New Adunit to Latent Vector]].</text:p>
      <text:h text:style-name="Heading_20_2" text:outline-level="2"><text:bookmark-start text:name="priority-swap-experiment-swap-minimal-subset-to-get-in"/>Priority Swap, experiment swap, minimal subset to get in<text:bookmark-end text:name="priority-swap-experiment-swap-minimal-subset-to-get-in"/></text:h>
      <text:p text:style-name="First_20_paragraph">We would expose the functionality bellow to be exposed as a ‘consultative one’, i.e. just check a what-if scenario as well. A user looks at the prospective solution, wants to get their experiment in.</text:p>
      <text:h text:style-name="Heading_20_4" text:outline-level="4"><text:bookmark-start text:name="minimal-subset-to-get-in"/>Minimal subset to get in<text:bookmark-end text:name="minimal-subset-to-get-in"/></text:h>
      <text:p text:style-name="First_20_paragraph">From the traffic matrix, directly calculate a minimal subset of experiments to remove, such that this experiment can get in.</text:p>
      <text:p text:style-name="Text_20_body"><text:span text:style-name="T1">Implementation</text:span> solve the same problem as the usual but with the added constraint this experiment is in ( <draw:frame draw:style-name="fr1" text:anchor-type="as-char"><draw:object xlink:href="Formula-76/" xlink:type="simple" xlink:show="embed" xlink:actuate="onLoad"/></draw:frame></text:p>
      <text:p text:style-name="P3">).</text:p>
      <text:p text:style-name="First_20_paragraph">Objective function is sum(x for x in current solution).</text:p>
      <text:p text:style-name="Text_20_body"><text:span text:style-name="T1">Output</text:span></text:p>
      <text:p text:style-name="Text_20_body"><text:span text:style-name="T1">List of experiments</text:span> excluded <text:span text:style-name="T1">and</text:span> how much <text:span text:style-name="T1">less traffic</text:span> non-excluded experiments would get, compared to the <text:span text:style-name="T1">current active solution</text:span> . User can negotiate with owners to postpone them. Additional functionality: do it for a subset of experiments. They mark some experiments (if their own, no conformation, if others, have to get a conformation in a form).</text:p>
      <text:h text:style-name="Heading_20_2" text:outline-level="2"><text:bookmark-start text:name="priority-swap-experiment-already-in"/>Priority Swap, experiment already in<text:bookmark-end text:name="priority-swap-experiment-already-in"/></text:h>
      <text:p text:style-name="First_20_paragraph">Use case- user’s experiment is IN the prospective solution asks: hey, this one gets more traffic than me, I want to see what happens if I would swap, and then swap (if my experiments) or ask to swap.</text:p>
      <text:p text:style-name="Text_20_body">In the model, this can mean 2 things:</text:p>
      <text:list text:style-name="L3">
        <text:list-item>
          <text:p text:style-name="P4">I get at least the traffic, ‘booked’ by the first experiment.</text:p>
        </text:list-item>
        <text:list-item>
          <text:p text:style-name="P4">I get at least the PERCENTAGE of traffic, booked by the first experiment. both are modelabble by using the same objective function as in the priority swap, and adding constraints on the <draw:frame draw:style-name="fr1" text:anchor-type="as-char"><draw:object xlink:href="Formula-78/" xlink:type="simple" xlink:show="embed" xlink:actuate="onLoad"/></draw:frame> variables, comparing to the results of the previous solution. e.g. in case 1)</text:p>
        </text:list-item>
      </text:list>
      <text:p text:style-name="First_20_paragraph"><draw:frame draw:style-name="fr1" text:anchor-type="as-char"><draw:object xlink:href="Formula-80/" xlink:type="simple" xlink:show="embed" xlink:actuate="onLoad"/></draw:frame></text:p>
      <text:p text:style-name="Text_20_body">in case 2)</text:p>
      <text:p text:style-name="Text_20_body"><draw:frame draw:style-name="fr1" text:anchor-type="as-char"><draw:object xlink:href="Formula-82/" xlink:type="simple" xlink:show="embed" xlink:actuate="onLoad"/></draw:frame></text:p>
      <text:p text:style-name="Text_20_body">in case 2 we might get some rejected experiments we have to get consent by.</text:p>
      <text:h text:style-name="Heading_20_2" text:outline-level="2"><text:bookmark-start text:name="how-many-segments-will-fit-in-a-batchmax-experiment-size-to-fit-in-a-batch"/>How many segments will fit in a batch/Max experiment size to fit in a batch<text:bookmark-end text:name="how-many-segments-will-fit-in-a-batchmax-experiment-size-to-fit-in-a-batch"/></text:h>
      <text:p text:style-name="First_20_paragraph">Reduces to binary search+‘minimal subset to get in’, requiring empty minimal subset to get in.</text:p>
      <text:h text:style-name="Heading_20_1" text:outline-level="1"><text:bookmark-start text:name="additional-considerations-and-modelling-choices"/>Additional Considerations and Modelling Choices<text:bookmark-end text:name="additional-considerations-and-modelling-choices"/></text:h>
      <text:h text:style-name="Heading_20_2" text:outline-level="2"><text:bookmark-start text:name="revesiting-extensions-vs-existing-traffic"/>Revesiting extensions vs existing traffic<text:bookmark-end text:name="revesiting-extensions-vs-existing-traffic"/></text:h>
      <text:p text:style-name="First_20_paragraph">If i booked an experiment 3 weeks ago, and someone tries to extend, should the extension be accepted automatically? TBD</text:p>
      <text:h text:style-name="Heading_20_4" text:outline-level="4"><text:bookmark-start text:name="booking-in-advance-can-increase-weight-in-the-objective-function-similar-to-minmax-start-date"/>Booking in advance can increase weight in the objective function, similar to ’ min/max’ start date<text:bookmark-end text:name="booking-in-advance-can-increase-weight-in-the-objective-function-similar-to-minmax-start-date"/></text:h>
      <text:h text:style-name="Heading_20_4" text:outline-level="4"><text:bookmark-start text:name="regularizing-factor-preventing-flip-flops-soft-prioritization-mechanism"/>Regularizing factor, preventing flip flops, soft prioritization mechanism<text:bookmark-end text:name="regularizing-factor-preventing-flip-flops-soft-prioritization-mechanism"/></text:h>
      <text:p text:style-name="First_20_paragraph">The idea here is to allow more optimal schedules to be computed as we go, but no jarring ones. For example, if we have a bunch of equivalent solutions, we should not flip-flop between them.</text:p>
      <text:p text:style-name="Text_20_body"><text:span text:style-name="T1">How to do it?</text:span></text:p>
      <text:p text:style-name="Text_20_body">Persist a ‘current solution’, which is consultative, and communicate changes to it to customers if they get out of it. This is recomputed every hour.</text:p>
      <text:p text:style-name="Text_20_body">Connect ‘current solutions’ over time by adding a regularization term to the objective function, adding a minimization term about <draw:frame draw:style-name="fr1" text:anchor-type="as-char"><draw:object xlink:href="Formula-84/" xlink:type="simple" xlink:show="embed" xlink:actuate="onLoad"/></draw:frame> and <draw:frame draw:style-name="fr1" text:anchor-type="as-char"><draw:object xlink:href="Formula-86/" xlink:type="simple" xlink:show="embed" xlink:actuate="onLoad"/></draw:frame> for the current solution with a small coefficient- this will ensure the solution wont jump about without strong improvement to the optemization function. It should reliably break ties. Details tbd, for example perhaps the regularization penalty should include also <draw:frame draw:style-name="fr1" text:anchor-type="as-char"><draw:object xlink:href="Formula-88/" xlink:type="simple" xlink:show="embed" xlink:actuate="onLoad"/></draw:frame> to make it softer for regulization</text:p>
      <text:h text:style-name="Heading_20_3" text:outline-level="3"><text:bookmark-start text:name="final-solution-and-escalations"/>Final solution and escalations<text:bookmark-end text:name="final-solution-and-escalations"/></text:h>
      <text:p text:style-name="First_20_paragraph">The final solution is calculated in the same way as the ‘current solutions’.</text:p>
      <text:h text:style-name="Heading_20_2" text:outline-level="2"><text:bookmark-start text:name="experiment-creation"/>Experiment Creation<text:bookmark-end text:name="experiment-creation"/></text:h>
      <text:p text:style-name="First_20_paragraph">User creates an experiment. After the preview stage, there is a simple check against the ‘current solution’.</text:p>
      <text:h text:style-name="Heading_20_1" text:outline-level="1"><text:bookmark-start text:name="draft-scheduling-flow"/>[Draft] Scheduling Flow<text:bookmark-end text:name="draft-scheduling-flow"/></text:h>
      <text:p text:style-name="First_20_paragraph">A lot of what this section overlaps with the [[redesign]] and [[confilict resolution]] documents.</text:p>
      <text:p text:style-name="Text_20_body">This is a recommendation on how to proceed in the ideal state. It</text:p>
      <text:list text:style-name="L4">
        <text:list-item>
          <text:p text:style-name="P5">Batch release Tuesdays.</text:p>
        </text:list-item>
        <text:list-item>
          <text:p text:style-name="P5">Experiment change cutoffs sunday.</text:p>
        </text:list-item>
        <text:list-item>
          <text:p text:style-name="P5">‘final scheduler’ run on Monday morning.</text:p>
        </text:list-item>
        <text:list-item>
          <text:p text:style-name="P5">users can escalate Monday.</text:p>
        </text:list-item>
      </text:list>
      <text:h text:style-name="Heading_20_4" text:outline-level="4"><text:bookmark-start text:name="user-comms"/>User comms<text:bookmark-end text:name="user-comms"/></text:h>
      <text:list text:style-name="L5">
        <text:list-item>
          <text:p text:style-name="P6">ping owners if big changes, with solution diff for major decision changes.</text:p>
        </text:list-item>
        <text:list-item>
          <text:p text:style-name="P6">Make the message such that its clear what can change. In particular, send message about experiments that can be extended/booked and can tAke big chunks of traffic- long running experiments, and unbooked clusters.</text:p>
        </text:list-item>
        <text:list-item>
          <text:p text:style-name="P6">Under above caveats, multi-week estimation is possible, with risks articulated relatively clearly.</text:p>
        </text:list-item>
      </text:list>
      <text:p text:style-name="First_20_paragraph">![[CSBQRT.Scheduler.Greedy Vs Bin Packing Evaluation Proposal#project-steps-with-dependencies-and-durations-specific-section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5</meta:generator>
    <dc:title>Model</dc:title>
    <dc:description/>
    <dc:subject/>
    <meta:keyword/>
    <meta:initial-creator/>
    <dc:creator/>
    <meta:creation-date>2024-10-17T09:03:53Z</meta:creation-date>
    <dc:date>2024-10-17T09:03:53Z</dc:date>
    <meta:user-defined meta:name="created" meta:value-type="string">1728891034814</meta:user-defined>
    <meta:user-defined meta:name="desc" meta:value-type="string"/>
    <meta:user-defined meta:name="id" meta:value-type="string">95xb7xi25jhjmpohkh4ws3y</meta:user-defined>
    <meta:user-defined meta:name="updated" meta:value-type="string">2024-10-17T10:58</meta:user-defined>
  </office:meta>
</office:document-meta>
</file>

<file path=Formula-0/content.xml><?xml version="1.0" encoding="utf-8"?>
<math xmlns="http://www.w3.org/1998/Math/MathML" display="inline">
  <mrow>
    <mi>t</mi>
    <mi>r</mi>
    <mi>a</mi>
    <mi>f</mi>
    <mi>f</mi>
    <mi>i</mi>
    <mi>c</mi>
    <mi>M</mi>
    <mi>a</mi>
    <mi>t</mi>
    <mi>r</mi>
    <mi>i</mi>
    <msub>
      <mi>x</mi>
      <mrow>
        <mi>i</mi>
        <mo>,</mo>
        <mi>t</mi>
      </mrow>
    </msub>
  </mrow>
</math>
</file>

<file path=Formula-10/content.xml><?xml version="1.0" encoding="utf-8"?>
<math xmlns="http://www.w3.org/1998/Math/MathML" display="inline">
  <mi>i</mi>
</math>
</file>

<file path=Formula-12/content.xml><?xml version="1.0" encoding="utf-8"?>
<math xmlns="http://www.w3.org/1998/Math/MathML" display="inline">
  <mrow>
    <mi>t</mi>
    <mi>e</mi>
    <mi>a</mi>
    <mi>m</mi>
    <mi>A</mi>
    <mi>s</mi>
    <mi>s</mi>
    <mi>i</mi>
    <mi>g</mi>
    <mi>n</mi>
    <mi>m</mi>
    <mi>e</mi>
    <mi>n</mi>
    <msub>
      <mi>t</mi>
      <mi>i</mi>
    </msub>
  </mrow>
</math>
</file>

<file path=Formula-14/content.xml><?xml version="1.0" encoding="utf-8"?>
<math xmlns="http://www.w3.org/1998/Math/MathML" display="inline">
  <mrow>
    <mi>t</mi>
    <mi>e</mi>
    <mi>a</mi>
    <mi>m</mi>
    <mi>Q</mi>
    <mi>u</mi>
    <mi>o</mi>
    <mi>t</mi>
    <msub>
      <mi>a</mi>
      <mi>i</mi>
    </msub>
  </mrow>
</math>
</file>

<file path=Formula-16/content.xml><?xml version="1.0" encoding="utf-8"?>
<math xmlns="http://www.w3.org/1998/Math/MathML" display="inline">
  <mrow>
    <msub>
      <mi>x</mi>
      <mrow>
        <mi>i</mi>
        <mo>,</mo>
        <mi>w</mi>
      </mrow>
    </msub>
    <mo>∈</mo>
    <mrow>
      <mn>0</mn>
      <mo>,</mo>
      <mn>1</mn>
    </mrow>
  </mrow>
</math>
</file>

<file path=Formula-18/content.xml><?xml version="1.0" encoding="utf-8"?>
<math xmlns="http://www.w3.org/1998/Math/MathML" display="inline">
  <mrow>
    <msub>
      <mi>y</mi>
      <mrow>
        <mi>i</mi>
        <mo>,</mo>
        <mi>w</mi>
        <mo>,</mo>
        <mi>t</mi>
      </mrow>
    </msub>
    <mo>∈</mo>
    <mrow>
      <mo stretchy="true" form="prefix">[</mo>
      <mn>0</mn>
      <mo>,</mo>
      <mn>1</mn>
      <mo stretchy="true" form="postfix">]</mo>
    </mrow>
  </mrow>
</math>
</file>

<file path=Formula-2/content.xml><?xml version="1.0" encoding="utf-8"?>
<math xmlns="http://www.w3.org/1998/Math/MathML" display="inline">
  <mi>i</mi>
</math>
</file>

<file path=Formula-20/content.xml><?xml version="1.0" encoding="utf-8"?>
<math xmlns="http://www.w3.org/1998/Math/MathML" display="inline">
  <mrow>
    <msub>
      <mi>z</mi>
      <mrow>
        <mi>i</mi>
        <mo>,</mo>
        <mi>w</mi>
        <mo>,</mo>
        <mi>t</mi>
      </mrow>
    </msub>
    <mo>∈</mo>
    <mrow>
      <mo stretchy="true" form="prefix">[</mo>
      <mn>0</mn>
      <mo>,</mo>
      <mn>1</mn>
      <mo stretchy="true" form="postfix">]</mo>
    </mrow>
  </mrow>
</math>
</file>

<file path=Formula-22/content.xml><?xml version="1.0" encoding="utf-8"?>
<math xmlns="http://www.w3.org/1998/Math/MathML" display="inline">
  <mrow>
    <mi>m</mi>
    <mi>a</mi>
    <mi>x</mi>
    <mi>α</mi>
    <msub>
      <mi>Σ</mi>
      <mrow>
        <mi>i</mi>
        <mo>,</mo>
        <mi>w</mi>
      </mrow>
    </msub>
    <msub>
      <mi>x</mi>
      <mrow>
        <mi>i</mi>
        <mo>,</mo>
        <mi>w</mi>
      </mrow>
    </msub>
    <mo>+</mo>
    <mi>β</mi>
    <msub>
      <mi>Σ</mi>
      <mrow>
        <mi>i</mi>
        <mo>,</mo>
        <mi>w</mi>
        <mo>,</mo>
        <mi>t</mi>
      </mrow>
    </msub>
    <msub>
      <mi>y</mi>
      <mrow>
        <mi>i</mi>
        <mo>,</mo>
        <mi>w</mi>
        <mo>,</mo>
        <mi>t</mi>
      </mrow>
    </msub>
  </mrow>
</math>
</file>

<file path=Formula-24/content.xml><?xml version="1.0" encoding="utf-8"?>
<math xmlns="http://www.w3.org/1998/Math/MathML" display="inline">
  <mrow>
    <msub>
      <mi>Σ</mi>
      <mrow>
        <mi>w</mi>
        <mo>∈</mo>
        <mi>W</mi>
      </mrow>
    </msub>
    <msub>
      <mi>x</mi>
      <mrow>
        <mi>i</mi>
        <mo>,</mo>
        <mi>w</mi>
      </mrow>
    </msub>
    <mo>&lt;</mo>
    <mo>=</mo>
    <mn>1</mn>
    <mo>,</mo>
    <mo>∀</mo>
    <mi>w</mi>
    <mo>∈</mo>
    <mi>W</mi>
    <mo>,</mo>
    <mi>t</mi>
    <mo>∈</mo>
    <mi>T</mi>
  </mrow>
</math>
</file>

<file path=Formula-26/content.xml><?xml version="1.0" encoding="utf-8"?>
<math xmlns="http://www.w3.org/1998/Math/MathML" display="inline">
  <mrow>
    <msub>
      <mi>Σ</mi>
      <mrow>
        <mi>i</mi>
        <mo>∈</mo>
        <mi>I</mi>
      </mrow>
    </msub>
    <msub>
      <mi>y</mi>
      <mrow>
        <mi>i</mi>
        <mo>,</mo>
        <mi>w</mi>
        <mo>,</mo>
        <mi>t</mi>
      </mrow>
    </msub>
    <mo>&lt;</mo>
    <mo>=</mo>
    <mi>a</mi>
    <mi>v</mi>
    <mi>a</mi>
    <mi>i</mi>
    <mi>l</mi>
    <mi>a</mi>
    <mi>b</mi>
    <mi>l</mi>
    <mi>e</mi>
    <mi>T</mi>
    <mi>r</mi>
    <mi>a</mi>
    <mi>f</mi>
    <mi>f</mi>
    <mi>i</mi>
    <msub>
      <mi>x</mi>
      <mi>i</mi>
    </msub>
    <mo>,</mo>
    <mo>∀</mo>
    <mi>w</mi>
    <mo>∈</mo>
    <mi>W</mi>
    <mo>,</mo>
    <mi>t</mi>
    <mo>∈</mo>
    <mi>T</mi>
  </mrow>
</math>
</file>

<file path=Formula-28/content.xml><?xml version="1.0" encoding="utf-8"?>
<math xmlns="http://www.w3.org/1998/Math/MathML" display="inline">
  <mrow>
    <msub>
      <mi>Σ</mi>
      <mrow>
        <mi>i</mi>
        <mo>∈</mo>
        <mi>I</mi>
        <mo stretchy="false" form="prefix">|</mo>
        <mi>t</mi>
        <mi>e</mi>
        <mi>a</mi>
        <mi>m</mi>
        <mi>A</mi>
        <mi>s</mi>
        <mi>s</mi>
        <mi>i</mi>
        <mi>g</mi>
        <mi>n</mi>
        <mi>m</mi>
        <mi>e</mi>
        <mi>n</mi>
        <msub>
          <mi>t</mi>
          <mi>i</mi>
        </msub>
        <mo>=</mo>
        <mi>t</mi>
        <mo>,</mo>
        <mi>w</mi>
        <mo>∈</mo>
        <mi>W</mi>
        <mo>,</mo>
        <mi>t</mi>
        <mo>∈</mo>
        <mi>T</mi>
      </mrow>
    </msub>
    <msub>
      <mi>y</mi>
      <mrow>
        <mi>i</mi>
        <mo>,</mo>
        <mi>w</mi>
        <mo>,</mo>
        <mi>t</mi>
      </mrow>
    </msub>
    <mo>&lt;</mo>
    <mo>=</mo>
    <mi>t</mi>
    <mi>e</mi>
    <mi>a</mi>
    <mi>m</mi>
    <mi>Q</mi>
    <mi>u</mi>
    <mi>o</mi>
    <mi>t</mi>
    <msub>
      <mi>a</mi>
      <mi>i</mi>
    </msub>
  </mrow>
</math>
</file>

<file path=Formula-30/content.xml><?xml version="1.0" encoding="utf-8"?>
<math xmlns="http://www.w3.org/1998/Math/MathML" display="inline">
  <mrow>
    <msub>
      <mi>Σ</mi>
      <mrow>
        <mi>t</mi>
        <mo>∈</mo>
        <mi>T</mi>
      </mrow>
    </msub>
    <msub>
      <mi>y</mi>
      <mrow>
        <mi>i</mi>
        <mo>,</mo>
        <mi>w</mi>
        <mo>,</mo>
        <mi>t</mi>
      </mrow>
    </msub>
    <mo>&gt;</mo>
    <mo>=</mo>
    <mi>λ</mi>
    <mo>*</mo>
    <msub>
      <mi>Σ</mi>
      <mrow>
        <mi>t</mi>
        <mo>∈</mo>
        <mi>T</mi>
      </mrow>
    </msub>
    <mi>t</mi>
    <mi>r</mi>
    <mi>a</mi>
    <mi>f</mi>
    <mi>f</mi>
    <mi>i</mi>
    <mi>c</mi>
    <mi>M</mi>
    <mi>a</mi>
    <mi>t</mi>
    <mi>r</mi>
    <mi>i</mi>
    <msub>
      <mi>x</mi>
      <mrow>
        <mi>i</mi>
        <mo>,</mo>
        <mi>t</mi>
      </mrow>
    </msub>
    <mo>*</mo>
    <msub>
      <mi>x</mi>
      <mrow>
        <mi>i</mi>
        <mo>,</mo>
        <mi>w</mi>
      </mrow>
    </msub>
    <mo>,</mo>
    <mo>∀</mo>
    <mi>w</mi>
    <mo>∈</mo>
    <mi>W</mi>
    <mo>,</mo>
    <mi>i</mi>
    <mo>∈</mo>
    <mi>I</mi>
  </mrow>
</math>
</file>

<file path=Formula-32/content.xml><?xml version="1.0" encoding="utf-8"?>
<math xmlns="http://www.w3.org/1998/Math/MathML" display="inline">
  <msup>
    <mi>χ</mi>
    <mn>2</mn>
  </msup>
</math>
</file>

<file path=Formula-34/content.xml><?xml version="1.0" encoding="utf-8"?>
<math xmlns="http://www.w3.org/1998/Math/MathML" display="inline">
  <mrow>
    <mi>f</mi>
    <mrow>
      <mo stretchy="true" form="prefix">(</mo>
      <mi>a</mi>
      <mi>d</mi>
      <mi>s</mi>
      <mi>e</mi>
      <mi>t</mi>
      <mo stretchy="true" form="postfix">)</mo>
    </mrow>
    <mo>→</mo>
    <mi>t</mi>
    <mi>r</mi>
    <mi>a</mi>
    <mi>f</mi>
    <mi>f</mi>
    <mi>i</mi>
    <mi>c</mi>
    <mi>V</mi>
    <mi>e</mi>
    <mi>c</mi>
    <mi>t</mi>
    <mi>o</mi>
    <mi>r</mi>
  </mrow>
</math>
</file>

<file path=Formula-36/content.xml><?xml version="1.0" encoding="utf-8"?>
<math xmlns="http://www.w3.org/1998/Math/MathML" display="inline">
  <mrow>
    <mi>g</mi>
    <mrow>
      <mo stretchy="true" form="prefix">(</mo>
      <mi>a</mi>
      <mi>d</mi>
      <mi>s</mi>
      <mi>e</mi>
      <mi>t</mi>
      <mo stretchy="true" form="postfix">)</mo>
    </mrow>
    <mo>→</mo>
    <mtext mathvariant="bold">𝐃𝐢𝐬𝐭𝐫𝐢𝐛𝐮𝐭𝐢𝐨𝐧 𝐀𝐥𝐨𝐧𝐠 𝐈𝐧𝐭𝐞𝐫𝐞𝐬𝐭𝐢𝐧𝐠 𝐃𝐢𝐦𝐞𝐧𝐬𝐢𝐨𝐧𝐬</mtext>
  </mrow>
</math>
</file>

<file path=Formula-38/content.xml><?xml version="1.0" encoding="utf-8"?>
<math xmlns="http://www.w3.org/1998/Math/MathML" display="inline">
  <mrow>
    <mi>g</mi>
    <mrow>
      <mo stretchy="true" form="prefix">(</mo>
      <msup>
        <mi>f</mi>
        <mrow>
          <mi>−</mi>
          <mn>1</mn>
        </mrow>
      </msup>
      <mo stretchy="true" form="postfix">)</mo>
    </mrow>
  </mrow>
</math>
</file>

<file path=Formula-4/content.xml><?xml version="1.0" encoding="utf-8"?>
<math xmlns="http://www.w3.org/1998/Math/MathML" display="inline">
  <mi>t</mi>
</math>
</file>

<file path=Formula-40/content.xml><?xml version="1.0" encoding="utf-8"?>
<math xmlns="http://www.w3.org/1998/Math/MathML" display="inline">
  <mi>f</mi>
</math>
</file>

<file path=Formula-42/content.xml><?xml version="1.0" encoding="utf-8"?>
<math xmlns="http://www.w3.org/1998/Math/MathML" display="inline">
  <mi>W</mi>
</math>
</file>

<file path=Formula-44/content.xml><?xml version="1.0" encoding="utf-8"?>
<math xmlns="http://www.w3.org/1998/Math/MathML" display="inline">
  <mrow>
    <mi>E</mi>
    <mo>=</mo>
    <mi>W</mi>
    <mi>H</mi>
  </mrow>
</math>
</file>

<file path=Formula-46/content.xml><?xml version="1.0" encoding="utf-8"?>
<math xmlns="http://www.w3.org/1998/Math/MathML" display="inline">
  <mi>E</mi>
</math>
</file>

<file path=Formula-48/content.xml><?xml version="1.0" encoding="utf-8"?>
<math xmlns="http://www.w3.org/1998/Math/MathML" display="inline">
  <msub>
    <mi>O</mi>
    <mi>i</mi>
  </msub>
</math>
</file>

<file path=Formula-50/content.xml><?xml version="1.0" encoding="utf-8"?>
<math xmlns="http://www.w3.org/1998/Math/MathML" display="inline">
  <msub>
    <mi>E</mi>
    <mi>i</mi>
  </msub>
</math>
</file>

<file path=Formula-52/content.xml><?xml version="1.0" encoding="utf-8"?>
<math xmlns="http://www.w3.org/1998/Math/MathML" display="inline">
  <mrow>
    <mi>k</mi>
    <mrow>
      <mo stretchy="true" form="prefix">(</mo>
      <mi>x</mi>
      <mo>,</mo>
      <mi>t</mi>
      <mo stretchy="true" form="postfix">)</mo>
    </mrow>
  </mrow>
</math>
</file>

<file path=Formula-54/content.xml><?xml version="1.0" encoding="utf-8"?>
<math xmlns="http://www.w3.org/1998/Math/MathML" display="inline">
  <mrow>
    <msub>
      <mi>Σ</mi>
      <mrow>
        <mi>i</mi>
        <mo>∈</mo>
        <mi>I</mi>
        <mo stretchy="false" form="prefix">|</mo>
        <mi>t</mi>
        <mi>e</mi>
        <mi>a</mi>
        <mi>m</mi>
        <mi>A</mi>
        <mi>s</mi>
        <mi>s</mi>
        <mi>i</mi>
        <mi>g</mi>
        <mi>n</mi>
        <mi>m</mi>
        <mi>e</mi>
        <mi>n</mi>
        <msub>
          <mi>t</mi>
          <mi>i</mi>
        </msub>
        <mo>=</mo>
        <mi>t</mi>
        <mo>,</mo>
        <mi>w</mi>
        <mo>∈</mo>
        <mi>W</mi>
        <mo>,</mo>
        <mi>t</mi>
        <mo>∈</mo>
        <mi>T</mi>
      </mrow>
    </msub>
    <msub>
      <mi>y</mi>
      <mrow>
        <mi>i</mi>
        <mo>,</mo>
        <mi>w</mi>
        <mo>,</mo>
        <mi>t</mi>
      </mrow>
    </msub>
    <mo>&gt;</mo>
    <mo>=</mo>
    <mi>k</mi>
    <mrow>
      <mo stretchy="true" form="prefix">(</mo>
      <mi>t</mi>
      <mi>e</mi>
      <mi>a</mi>
      <mi>m</mi>
      <mi>Q</mi>
      <mi>u</mi>
      <mi>o</mi>
      <mi>t</mi>
      <msub>
        <mi>a</mi>
        <mi>i</mi>
      </msub>
      <mo>,</mo>
      <mi>l</mi>
      <mi>e</mi>
      <mi>n</mi>
      <mrow>
        <mo stretchy="true" form="prefix">(</mo>
        <mi>T</mi>
        <mo stretchy="true" form="postfix">)</mo>
      </mrow>
      <mo stretchy="true" form="postfix">)</mo>
    </mrow>
    <mo>*</mo>
    <mrow>
      <mo stretchy="true" form="prefix">(</mo>
      <mi>t</mi>
      <mi>e</mi>
      <mi>a</mi>
      <mi>m</mi>
      <mi>Q</mi>
      <mi>u</mi>
      <mi>o</mi>
      <mi>t</mi>
      <msub>
        <mi>a</mi>
        <mi>i</mi>
      </msub>
      <mo stretchy="true" form="postfix">)</mo>
    </mrow>
  </mrow>
</math>
</file>

<file path=Formula-56/content.xml><?xml version="1.0" encoding="utf-8"?>
<math xmlns="http://www.w3.org/1998/Math/MathML" display="inline">
  <mrow>
    <mi>i</mi>
    <mo>,</mo>
    <mi>j</mi>
  </mrow>
</math>
</file>

<file path=Formula-58/content.xml><?xml version="1.0" encoding="utf-8"?>
<math xmlns="http://www.w3.org/1998/Math/MathML" display="inline">
  <mi>d</mi>
</math>
</file>

<file path=Formula-6/content.xml><?xml version="1.0" encoding="utf-8"?>
<math xmlns="http://www.w3.org/1998/Math/MathML" display="inline">
  <mrow>
    <mo>≤</mo>
    <mn>1</mn>
  </mrow>
</math>
</file>

<file path=Formula-60/content.xml><?xml version="1.0" encoding="utf-8"?>
<math xmlns="http://www.w3.org/1998/Math/MathML" display="inline">
  <mrow>
    <mi>p</mi>
    <mi>r</mi>
    <mi>i</mi>
    <mi>o</mi>
    <mi>r</mi>
    <mi>i</mi>
    <mi>t</mi>
    <mi>y</mi>
    <mrow>
      <mo stretchy="true" form="prefix">(</mo>
      <mi>i</mi>
      <mo stretchy="true" form="postfix">)</mo>
    </mrow>
    <mo>&gt;</mo>
    <mi>p</mi>
    <mi>r</mi>
    <mi>i</mi>
    <mi>o</mi>
    <mi>r</mi>
    <mi>i</mi>
    <mi>t</mi>
    <mi>y</mi>
    <mrow>
      <mo stretchy="true" form="prefix">(</mo>
      <mi>j</mi>
      <mo stretchy="true" form="postfix">)</mo>
    </mrow>
  </mrow>
</math>
</file>

<file path=Formula-62/content.xml><?xml version="1.0" encoding="utf-8"?>
<math xmlns="http://www.w3.org/1998/Math/MathML" display="inline">
  <mrow>
    <msub>
      <mi>y</mi>
      <mrow>
        <mi>i</mi>
        <mo>,</mo>
        <mi>d</mi>
      </mrow>
    </msub>
    <mo>=</mo>
    <mo>=</mo>
    <mn>1</mn>
  </mrow>
</math>
</file>

<file path=Formula-64/content.xml><?xml version="1.0" encoding="utf-8"?>
<math xmlns="http://www.w3.org/1998/Math/MathML" display="inline">
  <mrow>
    <msub>
      <mi>y</mi>
      <mrow>
        <mi>j</mi>
        <mo>,</mo>
        <mi>d</mi>
      </mrow>
    </msub>
    <mo>=</mo>
    <mo>=</mo>
    <mn>0</mn>
  </mrow>
</math>
</file>

<file path=Formula-66/content.xml><?xml version="1.0" encoding="utf-8"?>
<math xmlns="http://www.w3.org/1998/Math/MathML" display="inline">
  <mi>y</mi>
</math>
</file>

<file path=Formula-68/content.xml><?xml version="1.0" encoding="utf-8"?>
<math xmlns="http://www.w3.org/1998/Math/MathML" display="inline">
  <mrow>
    <msub>
      <mi>M</mi>
      <mrow>
        <mi>l</mi>
        <mi>i</mi>
        <mi>n</mi>
        <mi>P</mi>
        <mi>r</mi>
        <mi>i</mi>
        <mi>o</mi>
        <mi>r</mi>
        <mi>i</mi>
        <mi>t</mi>
        <mi>y</mi>
      </mrow>
    </msub>
    <mo>*</mo>
    <mo stretchy="false" form="prefix">(</mo>
    <mrow>
      <mo stretchy="true" form="prefix">(</mo>
      <mn>1</mn>
      <mo>−</mo>
      <msub>
        <mi>y</mi>
        <mrow>
          <mi>i</mi>
          <mo>,</mo>
          <mi>d</mi>
        </mrow>
      </msub>
      <mo>+</mo>
      <mn>0.02</mn>
      <mo stretchy="true" form="postfix">)</mo>
    </mrow>
    <mo>&gt;</mo>
    <mo>=</mo>
    <mi>m</mi>
    <mi>a</mi>
    <mi>x</mi>
    <mrow>
      <mo stretchy="true" form="prefix">(</mo>
      <mn>0</mn>
      <mo>,</mo>
      <msub>
        <mi>y</mi>
        <mrow>
          <mi>j</mi>
          <mo>,</mo>
          <mi>d</mi>
        </mrow>
      </msub>
      <mo stretchy="true" form="postfix">)</mo>
    </mrow>
  </mrow>
</math>
</file>

<file path=Formula-70/content.xml><?xml version="1.0" encoding="utf-8"?>
<math xmlns="http://www.w3.org/1998/Math/MathML" display="inline">
  <msub>
    <mi>M</mi>
    <mrow>
      <mi>l</mi>
      <mi>i</mi>
      <mi>n</mi>
      <mi>P</mi>
      <mi>r</mi>
      <mi>i</mi>
      <mi>o</mi>
      <mi>r</mi>
      <mi>i</mi>
      <mi>t</mi>
      <mi>y</mi>
    </mrow>
  </msub>
</math>
</file>

<file path=Formula-72/content.xml><?xml version="1.0" encoding="utf-8"?>
<math xmlns="http://www.w3.org/1998/Math/MathML" display="inline">
  <mn>50</mn>
</math>
</file>

<file path=Formula-74/content.xml><?xml version="1.0" encoding="utf-8"?>
<math xmlns="http://www.w3.org/1998/Math/MathML" display="inline">
  <mrow>
    <msub>
      <mi>Σ</mi>
      <mrow>
        <mi>i</mi>
        <mo>∈</mo>
        <mi>I</mi>
      </mrow>
    </msub>
    <msub>
      <mi>y</mi>
      <mrow>
        <mi>i</mi>
        <mo>,</mo>
        <mi>w</mi>
        <mo>,</mo>
        <mi>t</mi>
      </mrow>
    </msub>
    <mo>&lt;</mo>
    <mo>=</mo>
    <mi>a</mi>
    <mi>v</mi>
    <mi>a</mi>
    <mi>i</mi>
    <mi>l</mi>
    <mi>a</mi>
    <mi>b</mi>
    <mi>l</mi>
    <mi>e</mi>
    <mi>T</mi>
    <mi>r</mi>
    <mi>a</mi>
    <mi>f</mi>
    <mi>f</mi>
    <mi>i</mi>
    <msub>
      <mi>x</mi>
      <mi>i</mi>
    </msub>
    <mo>−</mo>
    <msub>
      <mi>Σ</mi>
      <mrow>
        <mi>e</mi>
        <mo>∈</mo>
        <mi>L</mi>
        <mi>o</mi>
        <mi>n</mi>
        <mi>g</mi>
        <mi>R</mi>
        <mi>u</mi>
        <mi>n</mi>
        <mi>n</mi>
        <mi>i</mi>
        <mi>n</mi>
        <mi>g</mi>
      </mrow>
    </msub>
    <mi>t</mi>
    <mi>r</mi>
    <mi>a</mi>
    <mi>f</mi>
    <mi>f</mi>
    <mi>i</mi>
    <mi>c</mi>
    <mi>M</mi>
    <mi>a</mi>
    <mi>t</mi>
    <mi>r</mi>
    <mi>i</mi>
    <mi>x</mi>
    <mi>R</mi>
    <mi>u</mi>
    <mi>n</mi>
    <mi>n</mi>
    <mi>i</mi>
    <mi>n</mi>
    <msub>
      <mi>g</mi>
      <mrow>
        <mi>e</mi>
        <mo>,</mo>
        <mi>i</mi>
      </mrow>
    </msub>
    <mo>,</mo>
    <mo>∀</mo>
    <mi>w</mi>
    <mo>∈</mo>
    <mi>W</mi>
    <mo>,</mo>
    <mi>t</mi>
    <mo>∈</mo>
    <mi>T</mi>
  </mrow>
</math>
</file>

<file path=Formula-76/content.xml><?xml version="1.0" encoding="utf-8"?>
<math xmlns="http://www.w3.org/1998/Math/MathML" display="inline">
  <mrow>
    <msub>
      <mi>x</mi>
      <mrow>
        <mi>i</mi>
        <mo>,</mo>
        <mi>t</mi>
      </mrow>
    </msub>
    <mo>=</mo>
    <mo>=</mo>
    <mn>1</mn>
  </mrow>
</math>
</file>

<file path=Formula-78/content.xml><?xml version="1.0" encoding="utf-8"?>
<math xmlns="http://www.w3.org/1998/Math/MathML" display="inline">
  <mi>y</mi>
</math>
</file>

<file path=Formula-8/content.xml><?xml version="1.0" encoding="utf-8"?>
<math xmlns="http://www.w3.org/1998/Math/MathML" display="inline">
  <mrow>
    <mi>a</mi>
    <mi>v</mi>
    <mi>a</mi>
    <mi>i</mi>
    <mi>l</mi>
    <mi>a</mi>
    <mi>b</mi>
    <mi>l</mi>
    <mi>e</mi>
    <mi>T</mi>
    <mi>r</mi>
    <mi>a</mi>
    <mi>f</mi>
    <mi>f</mi>
    <mi>i</mi>
    <msub>
      <mi>x</mi>
      <mi>i</mi>
    </msub>
  </mrow>
</math>
</file>

<file path=Formula-80/content.xml><?xml version="1.0" encoding="utf-8"?>
<math xmlns="http://www.w3.org/1998/Math/MathML" display="inline">
  <mrow>
    <mi>t</mi>
    <mi>r</mi>
    <mi>a</mi>
    <mi>f</mi>
    <mi>f</mi>
    <mi>i</mi>
    <mi>c</mi>
    <mi>M</mi>
    <mi>a</mi>
    <mi>t</mi>
    <mi>r</mi>
    <mi>i</mi>
    <msub>
      <mi>x</mi>
      <mrow>
        <msub>
          <mi>i</mi>
          <mn>1</mn>
        </msub>
        <mo>,</mo>
        <mi>w</mi>
        <mo>,</mo>
        <mi>t</mi>
      </mrow>
    </msub>
    <mo>*</mo>
    <msub>
      <mi>y</mi>
      <mrow>
        <msub>
          <mi>i</mi>
          <mn>1</mn>
        </msub>
        <mo>,</mo>
        <mi>w</mi>
        <mo>,</mo>
        <mi>t</mi>
      </mrow>
    </msub>
    <mo>&gt;</mo>
    <mo>=</mo>
    <mi>t</mi>
    <mi>r</mi>
    <mi>a</mi>
    <mi>f</mi>
    <mi>f</mi>
    <mi>i</mi>
    <mi>c</mi>
    <mi>M</mi>
    <mi>a</mi>
    <mi>t</mi>
    <mi>r</mi>
    <mi>i</mi>
    <msub>
      <mi>x</mi>
      <mrow>
        <msub>
          <mi>i</mi>
          <mn>1</mn>
        </msub>
        <mo>,</mo>
        <mi>w</mi>
        <mo>,</mo>
        <mi>t</mi>
      </mrow>
    </msub>
    <mo>*</mo>
    <mi>p</mi>
    <mi>r</mi>
    <mi>e</mi>
    <mi>v</mi>
    <msub>
      <mi>Y</mi>
      <mrow>
        <msub>
          <mi>i</mi>
          <mn>1</mn>
        </msub>
        <mo>,</mo>
        <mi>w</mi>
        <mo>,</mo>
        <mi>t</mi>
      </mrow>
    </msub>
  </mrow>
</math>
</file>

<file path=Formula-82/content.xml><?xml version="1.0" encoding="utf-8"?>
<math xmlns="http://www.w3.org/1998/Math/MathML" display="inline">
  <mrow>
    <msub>
      <mi>y</mi>
      <mrow>
        <msub>
          <mi>i</mi>
          <mn>2</mn>
        </msub>
        <mo>,</mo>
        <mi>w</mi>
        <mo>,</mo>
        <mi>t</mi>
      </mrow>
    </msub>
    <mo>&gt;</mo>
    <mo>=</mo>
    <mi>p</mi>
    <mi>r</mi>
    <mi>e</mi>
    <mi>v</mi>
    <msub>
      <mi>Y</mi>
      <mrow>
        <msub>
          <mi>i</mi>
          <mn>1</mn>
        </msub>
        <mo>,</mo>
        <mi>w</mi>
        <mo>,</mo>
        <mi>t</mi>
      </mrow>
    </msub>
  </mrow>
</math>
</file>

<file path=Formula-84/content.xml><?xml version="1.0" encoding="utf-8"?>
<math xmlns="http://www.w3.org/1998/Math/MathML" display="inline">
  <msub>
    <mi>x</mi>
    <mrow>
      <mi>i</mi>
      <mo>,</mo>
      <mi>w</mi>
    </mrow>
  </msub>
</math>
</file>

<file path=Formula-86/content.xml><?xml version="1.0" encoding="utf-8"?>
<math xmlns="http://www.w3.org/1998/Math/MathML" display="inline">
  <msub>
    <mi>y</mi>
    <mrow>
      <mi>i</mi>
      <mo>,</mo>
      <mi>w</mi>
      <mo>,</mo>
      <mi>t</mi>
    </mrow>
  </msub>
</math>
</file>

<file path=Formula-88/content.xml><?xml version="1.0" encoding="utf-8"?>
<math xmlns="http://www.w3.org/1998/Math/MathML" display="inline">
  <mrow>
    <msub>
      <mi>Σ</mi>
      <mrow>
        <mi>t</mi>
        <mo>=</mo>
        <mn>1</mn>
        <mi>.</mi>
        <mi>.</mi>
        <mi>T</mi>
      </mrow>
    </msub>
    <mrow>
      <mo stretchy="true" form="prefix">(</mo>
      <msub>
        <mi>x</mi>
        <mrow>
          <mi>i</mi>
          <mo>,</mo>
          <mi>t</mi>
        </mrow>
      </msub>
      <mo stretchy="true" form="postfix">)</mo>
    </mrow>
  </mrow>
</math>
</file>